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59mm"/>
    </style:style>
    <style:style style:name="co2" style:family="table-column">
      <style:table-column-properties fo:break-before="auto" style:column-width="127.44mm"/>
    </style:style>
    <style:style style:name="co3" style:family="table-column">
      <style:table-column-properties fo:break-before="auto" style:column-width="22.58mm"/>
    </style:style>
    <style:style style:name="co4" style:family="table-column">
      <style:table-column-properties fo:break-before="auto" style:column-width="64.81mm"/>
    </style:style>
    <style:style style:name="co5" style:family="table-column">
      <style:table-column-properties fo:break-before="auto" style:column-width="108.66mm"/>
    </style:style>
    <style:style style:name="co6" style:family="table-column">
      <style:table-column-properties fo:break-before="auto" style:column-width="63.71mm"/>
    </style:style>
    <style:style style:name="co7" style:family="table-column">
      <style:table-column-properties fo:break-before="auto" style:column-width="242.6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2" style:family="table-cell" style:parent-style-name="Default">
      <style:text-properties fo:color="#a31515"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2" office:value-type="string" calcext:value-type="string">
            <text:p>NewProgram</text:p>
          </table:table-cell>
          <table:table-cell office:value-type="string" calcext:value-type="string">
            <text:p>New Program</text:p>
          </table:table-cell>
        </table:table-row>
        <table:table-row table:style-name="ro1">
          <table:table-cell table:style-name="ce2"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table-cell office:value-type="string" calcext:value-type="string">
            <text:p>NoDirectoriesSelected</text:p>
          </table:table-cell>
          <table:table-cell office:value-type="string" calcext:value-type="string">
            <text:p>There are no directories selected</text:p>
          </table:table-cell>
        </table:table-row>
        <table:table-row table:style-name="ro1">
          <table:table-cell office:value-type="string" calcext:value-type="string">
            <text:p>CollectionMode</text:p>
          </table:table-cell>
          <table:table-cell office:value-type="string" calcext:value-type="string">
            <text:p>Collection Mode</text:p>
          </table:table-cell>
        </table:table-row>
        <table:table-row table:style-name="ro1">
          <table:table-cell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office:value-type="string" calcext:value-type="string">
            <text:p>tooltipUnloadAll</text:p>
          </table:table-cell>
          <table:table-cell office:value-type="string" calcext:value-type="string">
            <text:p>Close all loaded directories.</text:p>
          </table:table-cell>
        </table:table-row>
        <table:table-row table:style-name="ro1">
          <table:table-cell office:value-type="string" calcext:value-type="string">
            <text:p>tooltipReloadAll</text:p>
          </table:table-cell>
          <table:table-cell office:value-type="string" calcext:value-type="string">
            <text:p>Reloads all the displayed directories.</text:p>
          </table:table-cell>
        </table:table-row>
        <table:table-row table:style-name="ro1">
          <table:table-cell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office:value-type="string" calcext:value-type="string">
            <text:p>PerformanceSettings</text:p>
          </table:table-cell>
          <table:table-cell office:value-type="string" calcext:value-type="string">
            <text:p>Performance Settings</text:p>
          </table:table-cell>
        </table:table-row>
        <table:table-row table:style-name="ro1">
          <table:table-cell office:value-type="string" calcext:value-type="string">
            <text:p>EnableMeshDecimate</text:p>
          </table:table-cell>
          <table:table-cell office:value-type="string" calcext:value-type="string">
            <text:p>Enable mesh triangle reduction</text:p>
          </table:table-cell>
        </table:table-row>
        <table:table-row table:style-name="ro1">
          <table:table-cell office:value-type="string" calcext:value-type="string">
            <text:p>MeshDecimateMinTris</text:p>
          </table:table-cell>
          <table:table-cell office:value-type="string" calcext:value-type="string">
            <text:p>Reduce triangles when more than...</text:p>
          </table:table-cell>
        </table:table-row>
        <table:table-row table:style-name="ro1">
          <table:table-cell office:value-type="string" calcext:value-type="string">
            <text:p>EnableMaxSizeModel</text:p>
          </table:table-cell>
          <table:table-cell office:value-type="string" calcext:value-type="string">
            <text:p>Enable size limit to view model</text:p>
          </table:table-cell>
        </table:table-row>
        <table:table-row table:style-name="ro1">
          <table:table-cell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office:value-type="string" calcext:value-type="string">
            <text:p>GenerateThumnailLowRes</text:p>
          </table:table-cell>
          <table:table-cell office:value-type="string" calcext:value-type="string">
            <text:p>Generate thumbnail at lower resolution</text:p>
          </table:table-cell>
        </table:table-row>
        <table:table-row table:style-name="ro1">
          <table:table-cell office:value-type="string" calcext:value-type="string">
            <text:p>UseFastThumbnailDrawing</text:p>
          </table:table-cell>
          <table:table-cell office:value-type="string" calcext:value-type="string">
            <text:p>Use faster thumbnail drawing</text:p>
          </table:table-cell>
        </table:table-row>
        <table:table-row table:style-name="ro1">
          <table:table-cell office:value-type="string" calcext:value-type="string">
            <text:p>tooltipGenerateThumnailLowRes</text:p>
          </table:table-cell>
          <table:table-cell office:value-type="string" calcext:value-type="string">
            <text:p>Renders the thumbnails at lower resolution to reduce memory usage.\nWARNING: Changing this setting will delete the cache and generate new thumnails.</text:p>
          </table:table-cell>
        </table:table-row>
        <table:table-row table:style-name="ro1">
          <table:table-cell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office:value-type="string" calcext:value-type="string">
            <text:p>UnableOpenCacheFolder</text:p>
          </table:table-cell>
          <table:table-cell office:value-type="string" calcext:value-type="string">
            <text:p>Unable to open cache folder: {0}</text:p>
          </table:table-cell>
        </table:table-row>
        <table:table-row table:style-name="ro1">
          <table:table-cell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table:style-name="ce3"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table:style-name="ce3" office:value-type="string" calcext:value-type="string">
            <text:p>CacheFolderSetting</text:p>
          </table:table-cell>
          <table:table-cell office:value-type="string" calcext:value-type="string">
            <text:p>Cache Images Directory</text:p>
          </table:table-cell>
        </table:table-row>
        <table:table-row table:style-name="ro1">
          <table:table-cell table:style-name="ce3" office:value-type="string" calcext:value-type="string">
            <text:p>UserDataFolder</text:p>
          </table:table-cell>
          <table:table-cell office:value-type="string" calcext:value-type="string">
            <text:p>User application data folder</text:p>
          </table:table-cell>
        </table:table-row>
        <table:table-row table:style-name="ro1">
          <table:table-cell table:style-name="ce3" office:value-type="string" calcext:value-type="string">
            <text:p>UserImagesFolder</text:p>
          </table:table-cell>
          <table:table-cell office:value-type="string" calcext:value-type="string">
            <text:p>User images folder</text:p>
          </table:table-cell>
        </table:table-row>
        <table:table-row table:style-name="ro1">
          <table:table-cell table:style-name="ce3" office:value-type="string" calcext:value-type="string">
            <text:p>ApplicationFolder</text:p>
          </table:table-cell>
          <table:table-cell office:value-type="string" calcext:value-type="string">
            <text:p>Installation direcory</text:p>
          </table:table-cell>
        </table:table-row>
        <table:table-row table:style-name="ro1">
          <table:table-cell table:style-name="ce3"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4" office:value-type="string" calcext:value-type="string">
            <text:p>MovingCacheFolder</text:p>
          </table:table-cell>
          <table:table-cell office:value-type="string" calcext:value-type="string">
            <text:p>Moving cache folder to {0}</text:p>
          </table:table-cell>
        </table:table-row>
        <table:table-row table:style-name="ro1">
          <table:table-cell table:style-name="ce4"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table:style-name="ce3"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number-rows-repeated="279">
          <table:table-cell table:style-name="ce3"/>
          <table:table-cell/>
        </table:table-row>
        <table:table-row table:style-name="ro1" table:number-rows-repeated="181">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borrará la cache y generará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1"/>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delete the cache and generate new thumnails." calcext:value-type="string">
            <text:p>Renders the thumbnails at lower resolution to reduce memory usage.\nWARNING: Changing this setting will delete the cache and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office:value-type="string" office:string-value="UnableOpenCacheFolder" calcext:value-type="string">
            <text:p>UnableOpenCacheFolder</text:p>
          </table:table-cell>
          <table:table-cell table:formula="of:=IF([en.B104]=&quot;&quot;;&quot;&quot;;[en.B104])" office:value-type="string" office:string-value="Unable to open cache folder: {0}" calcext:value-type="string">
            <text:p>Unable to open cache folder: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table:formula="of:=IF([en.B105]=&quot;&quot;;&quot;&quot;;[en.B105])" office:value-type="string" office:string-value="The cache folder has not been created yet." calcext:value-type="string">
            <text:p>The cache folder has not been created yet.</text:p>
          </table:table-cell>
        </table:table-row>
        <table:table-row table:style-name="ro1">
          <table:table-cell table:formula="of:=IF([es.A106]=&quot;&quot;;&quot;&quot;;[es.A106])" office:value-type="string" office:string-value="ErrorMovingCacheFolder" calcext:value-type="string">
            <text:p>ErrorMovingCacheFolder</text:p>
          </table:table-cell>
          <table:table-cell table:formula="of:=IF([en.B106]=&quot;&quot;;&quot;&quot;;[en.B106])" office:value-type="string" office:string-value="There was a problem when moving the cache files to a new location." calcext:value-type="string">
            <text:p>There was a problem when moving the cache files to a new location.</text:p>
          </table:table-cell>
        </table:table-row>
        <table:table-row table:style-name="ro1">
          <table:table-cell table:formula="of:=IF([es.A107]=&quot;&quot;;&quot;&quot;;[es.A107])" office:value-type="string" office:string-value="CacheFolderSetting" calcext:value-type="string">
            <text:p>CacheFolderSetting</text:p>
          </table:table-cell>
          <table:table-cell table:formula="of:=IF([en.B107]=&quot;&quot;;&quot;&quot;;[en.B107])" office:value-type="string" office:string-value="Cache Images Directory" calcext:value-type="string">
            <text:p>Cache Images Directory</text:p>
          </table:table-cell>
        </table:table-row>
        <table:table-row table:style-name="ro1">
          <table:table-cell table:formula="of:=IF([es.A108]=&quot;&quot;;&quot;&quot;;[es.A108])" office:value-type="string" office:string-value="UserDataFolder" calcext:value-type="string">
            <text:p>UserDataFolder</text:p>
          </table:table-cell>
          <table:table-cell table:formula="of:=IF([en.B108]=&quot;&quot;;&quot;&quot;;[en.B108])" office:value-type="string" office:string-value="User application data folder" calcext:value-type="string">
            <text:p>User application data folder</text:p>
          </table:table-cell>
        </table:table-row>
        <table:table-row table:style-name="ro1">
          <table:table-cell table:formula="of:=IF([es.A109]=&quot;&quot;;&quot;&quot;;[es.A109])" office:value-type="string" office:string-value="UserImagesFolder" calcext:value-type="string">
            <text:p>UserImagesFolder</text:p>
          </table:table-cell>
          <table:table-cell table:formula="of:=IF([en.B109]=&quot;&quot;;&quot;&quot;;[en.B109])" office:value-type="string" office:string-value="User images folder" calcext:value-type="string">
            <text:p>User images folder</text:p>
          </table:table-cell>
        </table:table-row>
        <table:table-row table:style-name="ro1">
          <table:table-cell table:formula="of:=IF([es.A110]=&quot;&quot;;&quot;&quot;;[es.A110])" office:value-type="string" office:string-value="ApplicationFolder" calcext:value-type="string">
            <text:p>ApplicationFolder</text:p>
          </table:table-cell>
          <table:table-cell table:formula="of:=IF([en.B110]=&quot;&quot;;&quot;&quot;;[en.B110])" office:value-type="string" office:string-value="Installation direcory" calcext:value-type="string">
            <text:p>Installation direcory</text:p>
          </table:table-cell>
        </table:table-row>
        <table:table-row table:style-name="ro1">
          <table:table-cell table:formula="of:=IF([es.A111]=&quot;&quot;;&quot;&quot;;[es.A111])" office:value-type="string" office:string-value="CacheMovedToNewLocation" calcext:value-type="string">
            <text:p>CacheMovedToNewLocation</text:p>
          </table:table-cell>
          <table:table-cell table:formula="of:=IF([en.B111]=&quot;&quot;;&quot;&quot;;[en.B111])" office:value-type="string" office:string-value="Cache successfully moved to a new location: {0}" calcext:value-type="string">
            <text:p>Cache successfully moved to a new location: {0}</text:p>
          </table:table-cell>
        </table:table-row>
        <table:table-row table:style-name="ro1">
          <table:table-cell table:formula="of:=IF([es.A112]=&quot;&quot;;&quot;&quot;;[es.A112])" office:value-type="string" office:string-value="MovingCacheFolder" calcext:value-type="string">
            <text:p>MovingCacheFolder</text:p>
          </table:table-cell>
          <table:table-cell table:formula="of:=IF([en.B112]=&quot;&quot;;&quot;&quot;;[en.B112])" office:value-type="string" office:string-value="Moving cache folder to {0}" calcext:value-type="string">
            <text:p>Moving cache folder to {0}</text:p>
          </table:table-cell>
        </table:table-row>
        <table:table-row table:style-name="ro1">
          <table:table-cell table:formula="of:=IF([es.A113]=&quot;&quot;;&quot;&quot;;[es.A113])" office:value-type="string" office:string-value="MovingCacheFolderWaiting" calcext:value-type="string">
            <text:p>MovingCacheFolderWaiting</text:p>
          </table:table-cell>
          <table:table-cell table:formula="of:=IF([en.B113]=&quot;&quot;;&quot;&quot;;[en.B113])" office:value-type="string" office:string-value="Moving cache folder to {0}.\nWaiting to finish the current directory loading operation..." calcext:value-type="string">
            <text:p>Moving cache folder to {0}.\nWaiting to finish the current directory loading operation...</text:p>
          </table:table-cell>
        </table:table-row>
        <table:table-row table:style-name="ro1">
          <table:table-cell table:formula="of:=IF([es.A114]=&quot;&quot;;&quot;&quot;;[es.A114])" office:value-type="string" office:string-value="tooltipCacheFolderSetting" calcext:value-type="string">
            <text:p>tooltipCacheFolderSetting</text:p>
          </table:table-cell>
          <table:table-cell table:formula="of:=IF([en.B114]=&quot;&quot;;&quot;&quot;;[en.B114])" office:value-type="string" office:string-value="The directory where the cache images will be stored. Change it only if you lack space in the default location." calcext:value-type="string">
            <text:p>The directory where the cache images will be stored. Change it only if you lack space in the default location.</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8">00/00/0000</text:date>, <text:time style:data-style-name="N2" text:time-value="02:44:11.2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6H48M57S</meta:editing-duration>
    <meta:editing-cycles>84</meta:editing-cycles>
    <meta:generator>LibreOffice/5.0.5.2$Windows_x86 LibreOffice_project/55b006a02d247b5f7215fc6ea0fde844b30035b3</meta:generator>
    <dc:date>2020-08-08T03:42:31.583000000</dc:date>
    <meta:document-statistic meta:table-count="3" meta:cell-count="2382" meta:object-count="0"/>
    <meta:user-defined meta:name="Info 1"/>
    <meta:user-defined meta:name="Info 2"/>
    <meta:user-defined meta:name="Info 3"/>
    <meta:user-defined meta:name="Info 4"/>
  </office:meta>
</office:document-meta>
</file>